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71a8" officeooo:paragraph-rsid="00097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 Release:</text:p>
      <text:p text:style-name="P1"/>
      <text:p text:style-name="P1">- take backup from the exixting tomcat i.e. ROOT.war</text:p>
      <text:p text:style-name="P1">- move existing .war to ephimeral</text:p>
      <text:p text:style-name="P1">- stop the tomcat</text:p>
      <text:p text:style-name="P1">- copy the .war from qc to prod /tmp</text:p>
      <text:p text:style-name="P1">scp ROOT.war <text:a xlink:type="simple" xlink:href="mailto:sdshakya@hostname">sdshakya@hostname</text:a>.</text:p>
      <text:p text:style-name="P1">- move the war from /tmp to webapps</text:p>
      <text:p text:style-name="P1">- start the tomc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7T13:56:16.971255585</meta:creation-date>
    <dc:date>2015-08-27T13:58:36.824844264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8" meta:word-count="45" meta:character-count="234" meta:non-whitespace-character-count="197"/>
    <meta:generator>LibreOffice/4.2.8.2$Linux_X86_64 LibreOffice_project/420m0$Build-2</meta:generator>
  </office:meta>
</office:document-meta>
</file>